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7074b" draw:textarea-horizontal-align="justify" draw:textarea-vertical-align="middle" draw:auto-grow-height="false" fo:min-height="23.472cm" fo:min-width="11.322cm"/>
    </style:style>
    <style:style style:name="gr2" style:family="graphic" style:parent-style-name="standard">
      <style:graphic-properties draw:textarea-horizontal-align="justify" draw:textarea-vertical-align="middle" draw:auto-grow-height="false" fo:min-height="13.25cm" fo:min-width="8.8cm"/>
      <style:paragraph-properties style:writing-mode="lr-tb"/>
    </style:style>
    <style:style style:name="gr3" style:family="graphic" style:parent-style-name="standard">
      <style:graphic-properties draw:fill-color="#780373" draw:textarea-horizontal-align="justify" draw:textarea-vertical-align="middle" draw:auto-grow-height="false" fo:min-height="2.25cm" fo:min-width="11.1cm"/>
      <style:paragraph-properties style:writing-mode="lr-tb"/>
    </style:style>
    <style:style style:name="gr4" style:family="graphic" style:parent-style-name="standard">
      <style:graphic-properties draw:fill-color="#780373" draw:textarea-horizontal-align="justify" draw:textarea-vertical-align="middle" draw:auto-grow-height="false" fo:min-height="22.652cm" fo:min-width="4.102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2.2cm"/>
      <style:paragraph-properties style:writing-mode="lr-tb"/>
    </style:style>
    <style:style style:name="P1" style:family="paragraph">
      <loext:graphic-properties draw:fill-color="#a7074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-color="#780373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780373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cm" svg:height="25cm" svg:x="3.95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3cm" svg:height="13.5cm" svg:x="5.85cm" svg:y="7.5cm">
          <text:p text:style-name="P2"><text:span text:style-name="T1">slideshow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6cm" svg:height="2.5cm" svg:x="4.7cm" svg:y="22.3cm">
          <text:p text:style-name="P4"><text:span text:style-name="T2">Appuyez pour commenc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3.1cm" svg:height="25cm" svg:x="3.95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1cm" svg:height="23.4cm" svg:x="4.1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7cm" svg:height="2.7cm" svg:x="4.6cm" svg:y="5.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cm" svg:height="2.7cm" svg:x="4.6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cm" svg:height="2.7cm" svg:x="4.6cm" svg:y="20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8T13:54:38.813263826</meta:creation-date>
    <dc:date>2024-01-18T14:03:38.707736920</dc:date>
    <meta:editing-duration>PT9M</meta:editing-duration>
    <meta:editing-cycles>1</meta:editing-cycles>
    <meta:generator>LibreOffice/6.4.7.2$Linux_X86_64 LibreOffice_project/40$Build-2</meta:generator>
    <meta:document-statistic meta:object-count="8"/>
  </office:meta>
</office:document-meta>
</file>